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>
            <text:p>h</text:p>
          </table:table-cell>
          <table:table-cell office:value-type="string">
            <text:p>k</text:p>
          </table:table-cell>
          <table:table-cell office:value-type="string">
            <text:p>px</text:p>
          </table:table-cell>
          <table:table-cell office:value-type="string">
            <text:p>pz</text:p>
          </table:table-cell>
          <table:table-cell office:value-type="string">
            <text:p>bkgd</text:p>
          </table:table-cell>
          <table:table-cell office:value-type="string">
            <text:p>box</text:p>
          </table:table-cell>
          <table:table-cell office:value-type="string">
            <text:p>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string">
            <text:p>20 by 20</text:p>
          </table:table-cell>
          <table:table-cell office:value-type="float" office:value="37860">
            <text:p>37860</text:p>
          </table:table-cell>
          <table:table-cell table:formula="of:=[.G2]/[.$G$3]*10000" office:value-type="float" office:value="82.1436320243003">
            <text:p>82.1436320243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string">
            <text:p>20 by 20</text:p>
          </table:table-cell>
          <table:table-cell office:value-type="float" office:value="4609000">
            <text:p>4609000</text:p>
          </table:table-cell>
          <table:table-cell table:formula="of:=[.G3]/[.$G$3]*10000" office:value-type="float" office:value="10000">
            <text:p>10000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string">
            <text:p>20 by 20</text:p>
          </table:table-cell>
          <table:table-cell office:value-type="float" office:value="12280">
            <text:p>12280</text:p>
          </table:table-cell>
          <table:table-cell table:formula="of:=[.G4]/[.$G$3]*10000" office:value-type="float" office:value="26.6435235408982">
            <text:p>26.643523540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string">
            <text:p>25 by 20</text:p>
          </table:table-cell>
          <table:table-cell office:value-type="float" office:value="110900">
            <text:p>110900</text:p>
          </table:table-cell>
          <table:table-cell table:formula="of:=[.G5]/[.$G$3]*10000" office:value-type="float" office:value="240.616185723584">
            <text:p>240.6161857236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string">
            <text:p>25 by 20</text:p>
          </table:table-cell>
          <table:table-cell office:value-type="float" office:value="539600">
            <text:p>539600</text:p>
          </table:table-cell>
          <table:table-cell table:formula="of:=[.G6]/[.$G$3]*10000" office:value-type="float" office:value="1170.75287481015">
            <text:p>1170.7528748102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string">
            <text:p>25 by 20</text:p>
          </table:table-cell>
          <table:table-cell office:value-type="float" office:value="36840">
            <text:p>36840</text:p>
          </table:table-cell>
          <table:table-cell table:formula="of:=[.G7]/[.$G$3]*10000" office:value-type="float" office:value="79.9305706226947">
            <text:p>79.9305706227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37">
            <text:p>37</text:p>
          </table:table-cell>
          <table:table-cell/>
          <table:table-cell/>
          <table:table-cell table:formula="of:=[.G8]/[.$G$3]*10000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string">
            <text:p>30 by 20</text:p>
          </table:table-cell>
          <table:table-cell office:value-type="float" office:value="19040">
            <text:p>19040</text:p>
          </table:table-cell>
          <table:table-cell table:formula="of:=[.G9]/[.$G$3]*10000" office:value-type="float" office:value="41.310479496637">
            <text:p>41.3104794966</text:p>
          </table:table-cell>
        </table:table-row>
        <table:table-row table:style-name="ro2">
          <table:table-cell/>
          <table:table-cell office:value-type="float" office:value="-1">
            <text:p>-1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string">
            <text:p>30 by 20</text:p>
          </table:table-cell>
          <table:table-cell office:value-type="float" office:value="79830">
            <text:p>79830</text:p>
          </table:table-cell>
          <table:table-cell table:formula="of:=[.G10]/[.$G$3]*10000" office:value-type="float" office:value="173.204599696247">
            <text:p>173.204599696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string">
            <text:p>30 by 20</text:p>
          </table:table-cell>
          <table:table-cell office:value-type="float" office:value="79900">
            <text:p>79900</text:p>
          </table:table-cell>
          <table:table-cell table:formula="of:=[.G11]/[.$G$3]*10000" office:value-type="float" office:value="173.356476459102">
            <text:p>173.356476459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table:number-columns-repeated="4"/>
          <table:table-cell/>
          <table:table-cell table:formula="of:=[.G12]/[.$G$3]*10000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-1">
            <text:p>-1</text:p>
          </table:table-cell>
          <table:table-cell table:number-columns-repeated="4"/>
          <table:table-cell/>
          <table:table-cell table:formula="of:=[.G13]/[.$G$3]*10000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string">
            <text:p>40 by 20</text:p>
          </table:table-cell>
          <table:table-cell office:value-type="float" office:value="110500">
            <text:p>110500</text:p>
          </table:table-cell>
          <table:table-cell table:formula="of:=[.G14]/[.$G$3]*10000" office:value-type="float" office:value="239.748318507268">
            <text:p>239.7483185073</text:p>
          </table:table-cell>
        </table:table-row>
        <table:table-row table:style-name="ro2" table:number-rows-repeated="1048561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okusei </meta:initial-creator>
    <meta:creation-date>2014-05-29T03:22:14</meta:creation-date>
    <dc:date>2014-05-29T03:32:15</dc:date>
    <dc:creator>unkokusei </dc:creator>
    <meta:editing-duration>PT9M19S</meta:editing-duration>
    <meta:editing-cycles>7</meta:editing-cycles>
    <meta:generator>LibreOffice/3.5$Linux_x86 LibreOffice_project/350m1$Build-2</meta:generator>
    <meta:document-statistic meta:table-count="3" meta:cell-count="71" meta:object-count="0"/>
  </office:meta>
</office:document-meta>
</file>